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Standard">
      <style:paragraph-properties fo:line-height="115%" style:writing-mode="pag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style:writing-mode="pag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line-height="115%" style:writing-mode="page"/>
    </style:style>
    <style:style style:name="P5" style:family="paragraph" style:parent-style-name="Heading_20_2">
      <style:paragraph-properties fo:line-height="115%" style:writing-mode="page"/>
    </style:style>
    <style:style style:name="P6" style:family="paragraph" style:parent-style-name="Heading_20_2">
      <style:paragraph-properties fo:line-height="115%" style:writing-mode="page"/>
      <style:text-properties fo:font-weight="bold" style:font-weight-asian="bold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ΠΕΤΡΟΥ Α</text:h>
      <text:p text:style-name="P1"/>
      <text:h text:style-name="P5" text:outline-level="2">1</text:h>
      <text:p text:style-name="P1"/>
      <text:p text:style-name="P1"><text:tab/><text:span text:style-name="T1">1</text:span> Πέτρος ἀπόστολος Ἰησοῦ Χριστοῦ ἐκλεκτοῖς παρεπιδήμοις Διασπορᾶς Πόντου, Γαλατίας, Καππαδοκίας, Ἀσίας, καὶ Βιθυνίας, <text:span text:style-name="T1">2</text:span> κατὰ πρόγνωσιν Θεοῦ Πατρός, ἐν ἁγιασμῷ Πνεύματος, εἰς ὑπακοὴν καὶ ῥαντισμὸν αἵματος Ἰησοῦ Χριστοῦ· χάρις ὑμῖν καὶ εἰρήνη πληθυνθείη.</text:p>
      <text:p text:style-name="P1"><text:tab/><text:span text:style-name="T1">3</text:span> Εὐλογητὸς ὁ Θεὸς καὶ Πατὴρ τοῦ Κυρίου ἡμῶν Ἰησοῦ Χριστοῦ, ὁ κατὰ τὸ πολὺ αὐτοῦ ἔλεος ἀναγεννήσας ἡμᾶς εἰς ἐλπίδα ζῶσαν δι’ ἀναστάσεως Ἰησοῦ Χριστοῦ ἐκ νεκρῶν, <text:span text:style-name="T1">4</text:span> εἰς κληρονομίαν ἄφθαρτον καὶ ἀμίαντον καὶ ἀμάραντον, τετηρημένην ἐν οὐρανοῖς εἰς ὑμᾶς <text:span text:style-name="T1">5</text:span> τοὺς ἐν δυνάμει Θεοῦ φρουρουμένους διὰ πίστεως εἰς σωτηρίαν ἑτοίμην ἀποκαλυφθῆναι ἐν καιρῷ ἐσχάτῳ. <text:span text:style-name="T1">6</text:span> ἐν ᾧ ἀγαλλιᾶσθε, ὀλίγον ἄρτι εἰ δέον λυπηθέντες ἐν ποικίλοις πειρασμοῖς, <text:span text:style-name="T1">7</text:span> ἵνα τὸ δοκίμιον ὑμῶν τῆς πίστεως πολυτιμότερον χρυσίου τοῦ ἀπολλυμένου, διὰ πυρὸς δὲ δοκιμαζομένου, εὑρεθῇ εἰς ἔπαινον καὶ δόξαν καὶ τιμὴν ἐν ἀποκαλύψει Ἰησοῦ Χριστοῦ· <text:span text:style-name="T1">8</text:span> ὃν οὐκ ἰδόντες ἀγαπᾶτε, εἰς ὃν ἄρτι μὴ ὁρῶντες πιστεύοντες δὲ ἀγαλλιᾶσθε χαρᾷ ἀνεκλαλήτῳ καὶ δεδοξασμένῃ, <text:span text:style-name="T1">9</text:span> κομιζόμενοι τὸ τέλος τῆς πίστεως σωτηρίαν ψυχῶν. <text:span text:style-name="T1">10</text:span> περὶ ἧς σωτηρίας ἐξεζήτησαν καὶ ἐξηραύνησαν προφῆται οἱ περὶ τῆς εἰς ὑμᾶς χάριτος προφητεύσαντες, <text:span text:style-name="T1">11</text:span> ἐραυνῶντες εἰς τίνα ἢ ποῖον καιρὸν ἐδήλου τὸ ἐν αὐτοῖς Πνεῦμα Χριστοῦ προμαρτυρόμενον τὰ εἰς Χριστὸν παθήματα καὶ τὰς μετὰ ταῦτα δόξας· <text:span text:style-name="T1">12</text:span> οἷς ἀπεκαλύφθη ὅτι οὐχ ἑαυτοῖς ὑμῖν δὲ <text:soft-page-break/>διηκόνουν αὐτά, ἃ νῦν ἀνηγγέλη ὑμῖν διὰ τῶν εὐαγγελισαμένων ὑμᾶς ἐν Πνεύματι Ἁγίῳ ἀποσταλέντι ἀπ’ οὐρανοῦ, εἰς ἃ ἐπιθυμοῦσιν ἄγγελοι παρακύψαι.</text:p>
      <text:p text:style-name="P1"><text:tab/><text:span text:style-name="T1">13</text:span> Διὸ ἀναζωσάμενοι τὰς ὀσφύας τῆς διανοίας ὑμῶν, νήφοντες, τελείως ἐλπίσατε ἐπὶ τὴν φερομένην ὑμῖν χάριν ἐν ἀποκαλύψει Ἰησοῦ Χριστοῦ. <text:span text:style-name="T1">14</text:span> ὡς τέκνα ὑπακοῆς, μὴ συσχηματιζόμενοι ταῖς πρότερον ἐν τῇ ἀγνοίᾳ ὑμῶν ἐπιθυμίαις, <text:span text:style-name="T1">15</text:span> ἀλλὰ κατὰ τὸν καλέσαντα ὑμᾶς ἅγιον καὶ αὐτοὶ ἅγιοι ἐν πάσῃ ἀναστροφῇ γενήθητε, <text:span text:style-name="T1">16</text:span> διότι γέγραπται <text:span text:style-name="T3">Ἅγιοι ἔσεσθε, ὅτι ἐγὼ ἅγιος</text:span>. <text:span text:style-name="T1">17</text:span> καὶ εἰ <text:span text:style-name="T3">Πατέρα ἐπικαλεῖσθε</text:span> τὸν ἀπροσωπολήμπτως κρίνοντα κατὰ τὸ ἑκάστου ἔργον, ἐν φόβῳ τὸν τῆς παροικίας ὑμῶν χρόνον ἀναστράφητε, <text:span text:style-name="T1">18</text:span> εἰδότες ὅτι οὐ φθαρτοῖς, <text:span text:style-name="T3">ἀργυρίῳ</text:span> ἢ χρυσίῳ, <text:span text:style-name="T3">ἐλυτρώθητε</text:span> ἐκ τῆς ματαίας ὑμῶν ἀναστροφῆς πατροπαραδότου, <text:span text:style-name="T1">19</text:span> ἀλλὰ τιμίῳ αἵματι ὡς ἀμνοῦ ἀμώμου καὶ ἀσπίλου Χριστοῦ, <text:span text:style-name="T1">20</text:span> προεγνωσμένου μὲν πρὸ καταβολῆς κόσμου, φανερωθέντος δὲ ἐπ’ ἐσχάτου τῶν χρόνων δι’ ὑμᾶς <text:span text:style-name="T1">21</text:span> τοὺς δι’ αὐτοῦ πιστοὺς εἰς Θεὸν τὸν ἐγείραντα αὐτὸν ἐκ νεκρῶν καὶ δόξαν αὐτῷ δόντα, ὥστε τὴν πίστιν ὑμῶν καὶ ἐλπίδα εἶναι εἰς Θεόν. <text:span text:style-name="T1">22</text:span> Τὰς ψυχὰς ὑμῶν ἡγνικότες ἐν τῇ ὑπακοῇ τῆς ἀληθείας εἰς φιλαδελφίαν ἀνυπόκριτον, ἐκ καρδίας ἀλλήλους ἀγαπήσατε ἐκτενῶς, <text:span text:style-name="T1">23</text:span> ἀναγεγεννημένοι οὐκ ἐκ σπορᾶς φθαρτῆς ἀλλὰ ἀφθάρτου, διὰ <text:span text:style-name="T3">λόγου ζῶντος Θεοῦ καὶ μένοντος</text:span>. <text:span text:style-name="T1">24</text:span> διότι </text:p>
      <text:p text:style-name="P1"><text:tab/><text:span text:style-name="T3">πᾶσα σὰρξ ὡς χόρτος, </text:span></text:p>
      <text:p text:style-name="P1"><text:span text:style-name="T3"><text:tab/><text:tab/>καὶ πᾶσα δόξα</text:span> αὐτῆς <text:span text:style-name="T3">ὡς ἄνθος χόρτου· </text:span></text:p>
      <text:p text:style-name="P2"><text:tab/>ἐξηράνθη ὁ χόρτος, </text:p>
      <text:p text:style-name="P2"><text:tab/><text:tab/>καὶ τὸ ἄνθος ἐξέπεσεν·</text:p>
      <text:p text:style-name="P1"><text:span text:style-name="T2"><text:tab/><text:tab/><text:tab/>25</text:span><text:span text:style-name="T4"> </text:span><text:span text:style-name="T3">τὸ δὲ ῥῆμα Κυρίου μένει εἰς τὸν αἰῶνα</text:span><text:span text:style-name="T4">. </text:span></text:p>
      <text:p text:style-name="P3">τοῦτο δέ ἐστιν τὸ ῥῆμα τὸ εὐαγγελισθὲν εἰς ὑμᾶς.</text:p>
      <text:p text:style-name="P3"/>
      <text:h text:style-name="P6" text:outline-level="2"><text:soft-page-break/>2</text:h>
      <text:p text:style-name="P3"/>
      <text:p text:style-name="P1"><text:span text:style-name="T2">1</text:span><text:span text:style-name="T4"> Ἀποθέμενοι οὖν πᾶσαν κακίαν καὶ πάντα δόλον καὶ ὑποκρίσεις καὶ φθόνους καὶ πάσας καταλαλιάς, </text:span><text:span text:style-name="T2">2</text:span><text:span text:style-name="T4"> ὡς ἀρτιγέννητα βρέφη τὸ λογικὸν ἄδολον γάλα ἐπιποθήσατε, ἵνα ἐν αὐτῷ αὐξηθῆτε εἰς σωτηρίαν, </text:span><text:span text:style-name="T2">3</text:span><text:span text:style-name="T4"> εἰ </text:span><text:span text:style-name="T3">ἐγεύσασθε ὅτι χρηστὸς ὁ Κύριος</text:span><text:span text:style-name="T4">. </text:span><text:span text:style-name="T2">4</text:span><text:span text:style-name="T4"> πρὸς ὃν προσερχόμενοι, </text:span><text:span text:style-name="T3">λίθον</text:span><text:span text:style-name="T4"> ζῶντα, ὑπὸ ἀνθρώπων μὲν ἀποδεδοκιμασμένον παρὰ δὲ Θεῷ </text:span><text:span text:style-name="T3">ἐκλεκτὸν ἔντιμον</text:span><text:span text:style-name="T4">, </text:span><text:span text:style-name="T2">5</text:span><text:span text:style-name="T4"> καὶ αὐτοὶ ὡς λίθοι ζῶντες οἰκοδομεῖσθε οἶκος πνευματικὸς εἰς ἱεράτευμα ἅγιον, ἀνενέγκαι πνευματικὰς θυσίας εὐπροσδέκτους Θεῷ διὰ Ἰησοῦ Χριστοῦ. </text:span><text:span text:style-name="T2">6</text:span><text:span text:style-name="T4"> διότι περιέχει ἐν γραφῇ </text:span></text:p>
      <text:p text:style-name="P1"><text:span text:style-name="T4"><text:tab/></text:span><text:span text:style-name="T3">Ἰδοὺ τίθημι ἐν Σιὼν λίθον ἐκλεκτὸν ἀκρογωνιαῖον ἔντιμον, </text:span></text:p>
      <text:p text:style-name="P1"><text:span text:style-name="T3"><text:tab/><text:tab/>καὶ ὁ πιστεύων ἐπ’ αὐτῷ οὐ μὴ καταισχυνθῇ</text:span><text:span text:style-name="T4">.</text:span></text:p>
      <text:p text:style-name="P1"><text:span text:style-name="T2">7</text:span><text:span text:style-name="T4"> ὑμῖν οὖν ἡ τιμὴ τοῖς πιστεύουσιν· ἀπιστοῦσιν δὲ </text:span><text:span text:style-name="T3">λίθος ὃν ἀπεδοκίμασαν οἱ οἰκοδομοῦντες, οὗτος ἐγενήθη εἰς κεφαλὴν γωνίας</text:span><text:span text:style-name="T4"> </text:span><text:span text:style-name="T2">8</text:span><text:span text:style-name="T4"> καὶ </text:span><text:span text:style-name="T3">λίθος προσκόμματος καὶ πέτρα σκανδάλου</text:span><text:span text:style-name="T4">· οἳ </text:span><text:span text:style-name="T3">προσκόπτουσιν</text:span><text:span text:style-name="T4"> τῷ λόγῳ ἀπειθοῦντες, εἰς ὃ καὶ ἐτέθησαν· </text:span><text:span text:style-name="T2">9</text:span><text:span text:style-name="T4"> ὑμεῖς δὲ </text:span><text:span text:style-name="T3">γένος ἐκλεκτόν, βασίλειον ἱεράτευμα, ἔθνος ἅγιον, λαὸς εἰς περιποίησιν, ὅπως τὰς ἀρετὰς ἐξαγγείλητε</text:span><text:span text:style-name="T4"> τοῦ ἐκ σκότους ὑμᾶς καλέσαντος εἰς τὸ θαυμαστὸν αὐτοῦ φῶς· </text:span><text:span text:style-name="T2">10</text:span><text:span text:style-name="T4"> οἵ ποτε οὐ </text:span><text:span text:style-name="T3">λαὸς</text:span><text:span text:style-name="T4">, νῦν δὲ </text:span><text:span text:style-name="T3">λαὸς Θεοῦ</text:span><text:span text:style-name="T4">, οἱ </text:span><text:span text:style-name="T3">οὐκ ἠλεημένοι</text:span><text:span text:style-name="T4">, νῦν δὲ </text:span><text:span text:style-name="T3">ἐλεηθέντες</text:span><text:span text:style-name="T4">.</text:span></text:p>
      <text:p text:style-name="P1"><text:span text:style-name="T4"><text:tab/></text:span><text:span text:style-name="T2">11</text:span><text:span text:style-name="T4"> Ἀγαπητοί, παρακαλῶ ὡς </text:span><text:span text:style-name="T3">παροίκους καὶ παρεπιδήμους</text:span><text:span text:style-name="T4"> ἀπέχεσθαι τῶν σαρκικῶν ἐπιθυμιῶν, αἵτινες στρατεύονται κατὰ τῆς ψυχῆς· </text:span><text:span text:style-name="T2">12</text:span><text:span text:style-name="T4"> τὴν ἀναστροφὴν ὑμῶν ἐν τοῖς ἔθνεσιν ἔχοντες καλήν, ἵνα ἐν ᾧ καταλαλοῦσιν ὑμῶν ὡς κακοποιῶν, ἐκ τῶν καλῶν ἔργων ἐποπτεύοντες δοξάσωσιν τὸν Θεὸν </text:span><text:span text:style-name="T3">ἐν ἡμέρᾳ ἐπισκοπῆς</text:span><text:span text:style-name="T4">.</text:span></text:p>
      <text:p text:style-name="P1"><text:soft-page-break/><text:span text:style-name="T4"><text:tab/></text:span><text:span text:style-name="T2">13</text:span><text:span text:style-name="T4"> Ὑποτάγητε πάσῃ ἀνθρωπίνῃ κτίσει διὰ τὸν Κύριον· εἴτε βασιλεῖ ὡς ὑπερέχοντι, </text:span><text:span text:style-name="T2">14</text:span><text:span text:style-name="T4"> εἴτε ἡγεμόσιν ὡς δι’ αὐτοῦ πεμπομένοις εἰς ἐκδίκησιν κακοποιῶν ἔπαινον δὲ ἀγαθοποιῶν· </text:span><text:span text:style-name="T2">15</text:span><text:span text:style-name="T4"> ὅτι οὕτως ἐστὶν τὸ θέλημα τοῦ Θεοῦ, ἀγαθοποιοῦντας φιμοῦν τὴν τῶν ἀφρόνων ἀνθρώπων ἀγνωσίαν· </text:span><text:span text:style-name="T2">16</text:span><text:span text:style-name="T4"> ὡς ἐλεύθεροι, καὶ μὴ ὡς ἐπικάλυμμα ἔχοντες τῆς κακίας τὴν ἐλευθερίαν, ἀλλ’ ὡς Θεοῦ δοῦλοι. </text:span><text:span text:style-name="T2">17</text:span><text:span text:style-name="T4"> πάντας τιμήσατε, τὴν ἀδελφότητα ἀγαπᾶτε, τὸν Θεὸν </text:span><text:span text:style-name="T3">φοβεῖσθε, τὸν βασιλέα τιμᾶτε</text:span><text:span text:style-name="T4">. </text:span><text:span text:style-name="T2">18</text:span><text:span text:style-name="T4"> Οἱ οἰκέται, ὑποτασσόμενοι ἐν παντὶ φόβῳ τοῖς δεσπόταις, οὐ μόνον τοῖς ἀγαθοῖς καὶ ἐπιεικέσιν ἀλλὰ καὶ τοῖς σκολιοῖς. </text:span><text:span text:style-name="T2">19</text:span><text:span text:style-name="T4"> τοῦτο γὰρ χάρις εἰ διὰ συνείδησιν Θεοῦ ὑποφέρει τις λύπας πάσχων ἀδίκως. </text:span><text:span text:style-name="T2">20</text:span><text:span text:style-name="T4"> ποῖον γὰρ κλέος εἰ ἁμαρτάνοντες καὶ κολαφιζόμενοι ὑπομενεῖτε; ἀλλ’ εἰ ἀγαθοποιοῦντες καὶ πάσχοντες ὑπομενεῖτε, τοῦτο χάρις παρὰ Θεῷ. </text:span><text:span text:style-name="T2">21</text:span><text:span text:style-name="T4"> εἰς τοῦτο γὰρ ἐκλήθητε, ὅτι καὶ Χριστὸς ἔπαθεν ὑπὲρ ὑμῶν, ὑμῖν ὑπολιμπάνων ὑπογραμμὸν ἵνα ἐπακολουθήσητε τοῖς ἴχνεσιν αὐτοῦ· </text:span><text:span text:style-name="T2">22</text:span><text:span text:style-name="T4"> ὃς </text:span><text:span text:style-name="T3">ἁμαρτίαν οὐκ ἐποίησεν οὐδὲ εὑρέθη δόλος ἐν τῷ στόματι αὐτοῦ</text:span><text:span text:style-name="T4">· </text:span><text:span text:style-name="T2">23</text:span><text:span text:style-name="T4"> ὃς λοιδορούμενος οὐκ ἀντελοιδόρει, πάσχων οὐκ ἠπείλει, παρεδίδου δὲ τῷ κρίνοντι δικαίως· </text:span><text:span text:style-name="T2">24</text:span><text:span text:style-name="T4"> ὃς </text:span><text:span text:style-name="T3">τὰς ἁμαρτίας</text:span><text:span text:style-name="T4"> ἡμῶν αὐτὸς ἀνήνεγκεν ἐν τῷ σώματι αὐτοῦ ἐπὶ τὸ ξύλον, ἵνα ταῖς ἁμαρτίαις ἀπογενόμενοι τῇ δικαιοσύνῃ ζήσωμεν· οὗ </text:span><text:span text:style-name="T3">τῷ μώλωπι ἰάθητε</text:span><text:span text:style-name="T4">. </text:span><text:span text:style-name="T2">25</text:span><text:span text:style-name="T4"> ἦτε γὰρ </text:span><text:span text:style-name="T3">ὡς πρόβατα πλανώμενοι</text:span><text:span text:style-name="T4">, ἀλλὰ ἐπεστράφητε νῦν ἐπὶ τὸν Ποιμένα καὶ Ἐπίσκοπον τῶν ψυχῶν ὑμῶν.</text:span></text:p>
      <text:p text:style-name="P3"/>
      <text:h text:style-name="P6" text:outline-level="2">3</text:h>
      <text:p text:style-name="P3"/>
      <text:p text:style-name="P1"><text:span text:style-name="T2">1</text:span><text:span text:style-name="T4"> Ὁμοίως γυναῖκες, ὑποτασσόμεναι τοῖς ἰδίοις ἀνδράσιν, ἵνα καὶ εἴ τινες ἀπειθοῦσιν τῷ λόγῳ, διὰ τῆς τῶν γυναικῶν </text:span><text:soft-page-break/><text:span text:style-name="T4">ἀναστροφῆς ἄνευ λόγου κερδηθήσονται, </text:span><text:span text:style-name="T2">2</text:span><text:span text:style-name="T4"> ἐποπτεύσαντες τὴν ἐν φόβῳ ἁγνὴν ἀναστροφὴν ὑμῶν. </text:span><text:span text:style-name="T2">3</text:span><text:span text:style-name="T4"> ὧν ἔστω οὐχ ὁ ἔξωθεν ἐμπλοκῆς τριχῶν καὶ περιθέσεως χρυσίων ἢ ἐνδύσεως ἱματίων κόσμος, </text:span><text:span text:style-name="T2">4</text:span><text:span text:style-name="T4"> ἀλλ’ ὁ κρυπτὸς τῆς καρδίας ἄνθρωπος ἐν τῷ ἀφθάρτῳ τοῦ πραέως καὶ ἡσυχίου πνεύματος, ὅ ἐστιν ἐνώπιον τοῦ Θεοῦ πολυτελές. </text:span><text:span text:style-name="T2">5</text:span><text:span text:style-name="T4"> οὕτως γάρ ποτε καὶ αἱ ἅγιαι γυναῖκες αἱ ἐλπίζουσαι εἰς Θεὸν ἐκόσμουν ἑαυτάς, ὑποτασσόμεναι τοῖς ἰδίοις ἀνδράσιν, </text:span><text:span text:style-name="T2">6</text:span><text:span text:style-name="T4"> ὡς Σάρρα ὑπήκουσεν τῷ Ἀβραάμ, </text:span><text:span text:style-name="T3">κύριον αὐτὸν καλοῦσα</text:span><text:span text:style-name="T4">· ἧς ἐγενήθητε τέκνα ἀγαθοποιοῦσαι καὶ </text:span><text:span text:style-name="T3">μὴ φοβούμεναι</text:span><text:span text:style-name="T4"> μηδεμίαν </text:span><text:span text:style-name="T3">πτόησιν</text:span><text:span text:style-name="T4">. </text:span><text:span text:style-name="T2">7</text:span><text:span text:style-name="T4"> Οἱ ἄνδρες ὁμοίως συνοικοῦντες κατὰ γνῶσιν ὡς ἀσθενεστέρῳ σκεύει τῷ γυναικείῳ, ἀπονέμοντες τιμήν ὡς καὶ συνκληρονόμοις χάριτος ζωῆς, εἰς τὸ μὴ ἐνκόπτεσθαι τὰς προσευχὰς ὑμῶν. </text:span><text:span text:style-name="T2">8</text:span><text:span text:style-name="T4"> Τὸ δὲ τέλος πάντες ὁμόφρονες, συμπαθεῖς, φιλάδελφοι, εὔσπλαγχνοι, ταπεινόφρονες, </text:span><text:span text:style-name="T2">9</text:span><text:span text:style-name="T4"> μὴ ἀποδιδόντες κακὸν ἀντὶ κακοῦ ἢ λοιδορίαν ἀντὶ λοιδορίας, τοὐναντίον δὲ εὐλογοῦντες, ὅτι εἰς τοῦτο ἐκλήθητε ἵνα εὐλογίαν κληρονομήσητε.</text:span></text:p>
      <text:p text:style-name="P1"><text:span text:style-name="T4"><text:tab/></text:span><text:span text:style-name="T2">10</text:span><text:span text:style-name="T4"> ὁ γὰρ </text:span><text:span text:style-name="T3">θέλων ζωὴν ἀγαπᾶν </text:span></text:p>
      <text:p text:style-name="P2"><text:tab/><text:tab/>καὶ ἰδεῖν ἡμέρας ἀγαθὰς </text:p>
      <text:p text:style-name="P2"><text:tab/>παυσάτω τὴν γλῶσσαν ἀπὸ κακοῦ </text:p>
      <text:p text:style-name="P2"><text:tab/><text:tab/>καὶ χείλη τοῦ μὴ λαλῆσαι δόλον,</text:p>
      <text:p text:style-name="P1"><text:span text:style-name="T2"><text:tab/>11</text:span><text:span text:style-name="T4"> </text:span><text:span text:style-name="T3">ἐκκλινάτω δὲ ἀπὸ κακοῦ καὶ ποιησάτω ἀγαθόν, </text:span></text:p>
      <text:p text:style-name="P2"><text:tab/><text:tab/>ζητησάτω εἰρήνην καὶ διωξάτω αὐτήν·</text:p>
      <text:p text:style-name="P1"><text:span text:style-name="T4"><text:tab/></text:span><text:span text:style-name="T2">12</text:span><text:span text:style-name="T4"> </text:span><text:span text:style-name="T3">ὅτι ὀφθαλμοὶ Κυρίου ἐπὶ δικαίους </text:span></text:p>
      <text:p text:style-name="P2"><text:tab/><text:tab/>καὶ ὦτα αὐτοῦ εἰς δέησιν αὐτῶν, </text:p>
      <text:p text:style-name="P2"><text:tab/><text:tab/><text:tab/>πρόσωπον δὲ Κυρίου ἐπὶ ποιοῦντας κακά.</text:p>
      <text:p text:style-name="P1"><text:span text:style-name="T2">13</text:span><text:span text:style-name="T4"> Καὶ τίς ὁ κακώσων ὑμᾶς ἐὰν τοῦ ἀγαθοῦ ζηλωταὶ γένησθε; </text:span><text:span text:style-name="T2">14</text:span><text:span text:style-name="T4"> ἀλλ’ εἰ καὶ πάσχοιτε διὰ δικαιοσύνην, μακάριοι. </text:span><text:span text:style-name="T3">τὸν δὲ φόβον αὐτῶν μὴ φοβηθῆτε μηδὲ ταραχθῆτε,</text:span><text:span text:style-name="T4"> </text:span><text:span text:style-name="T2">15</text:span><text:span text:style-name="T4"> </text:span><text:span text:style-name="T3">Κύριον</text:span><text:span text:style-name="T4"> δὲ τὸν </text:span><text:soft-page-break/><text:span text:style-name="T4">Χριστὸν </text:span><text:span text:style-name="T3">ἁγιάσατε</text:span><text:span text:style-name="T4"> ἐν ταῖς καρδίαις ὑμῶν, ἕτοιμοι ἀεὶ πρὸς ἀπολογίαν παντὶ τῷ αἰτοῦντι ὑμᾶς λόγον περὶ τῆς ἐν ὑμῖν ἐλπίδος, </text:span><text:span text:style-name="T2">16</text:span><text:span text:style-name="T4"> ἀλλὰ μετὰ πραΰτητος καὶ φόβου, συνείδησιν ἔχοντες ἀγαθήν, ἵνα ἐν ᾧ καταλαλεῖσθε καταισχυνθῶσιν οἱ ἐπηρεάζοντες ὑμῶν τὴν ἀγαθὴν ἐν Χριστῷ ἀναστροφήν. </text:span><text:span text:style-name="T2">17</text:span><text:span text:style-name="T4"> κρεῖττον γὰρ ἀγαθοποιοῦντας, εἰ θέλοι τὸ θέλημα τοῦ Θεοῦ, πάσχειν ἢ κακοποιοῦντας. </text:span><text:span text:style-name="T2">18</text:span><text:span text:style-name="T4"> ὅτι καὶ Χριστὸς ἅπαξ περὶ ἁμαρτιῶν ἀπέθανεν, δίκαιος ὑπὲρ ἀδίκων, ἵνα ὑμᾶς προσαγάγῃ τῷ Θεῷ, θανατωθεὶς μὲν σαρκὶ ζωοποιηθεὶς δὲ πνεύματι· </text:span><text:span text:style-name="T2">19</text:span><text:span text:style-name="T4"> ἐν ᾧ καὶ τοῖς ἐν φυλακῇ πνεύμασιν πορευθεὶς ἐκήρυξεν, </text:span><text:span text:style-name="T2">20</text:span><text:span text:style-name="T4"> ἀπειθήσασίν ποτε ὅτε ἀπεξεδέχετο ἡ τοῦ Θεοῦ μακροθυμία ἐν ἡμέραις Νῶε κατασκευαζομένης κιβωτοῦ, εἰς ἣν ὀλίγοι, τοῦτ’ ἔστιν ὀκτὼ ψυχαί, διεσώθησαν δι’ ὕδατος. </text:span><text:span text:style-name="T2">21</text:span><text:span text:style-name="T4"> ὃ καὶ ὑμᾶς ἀντίτυπον νῦν σῴζει βάπτισμα, οὐ σαρκὸς ἀπόθεσις ῥύπου ἀλλὰ συνειδήσεως ἀγαθῆς ἐπερώτημα εἰς Θεόν, δι’ ἀναστάσεως Ἰησοῦ Χριστοῦ, </text:span><text:span text:style-name="T2">22</text:span><text:span text:style-name="T4"> ὅς ἐστιν ἐν δεξιᾷ Θεοῦ, πορευθεὶς εἰς οὐρανόν, ὑποταγέντων αὐτῷ ἀγγέλων καὶ ἐξουσιῶν καὶ δυνάμεων.</text:span></text:p>
      <text:p text:style-name="P3"/>
      <text:h text:style-name="P6" text:outline-level="2">4</text:h>
      <text:p text:style-name="P3"/>
      <text:p text:style-name="P1"><text:span text:style-name="T2">1</text:span><text:span text:style-name="T4"> Χριστοῦ οὖν παθόντος σαρκὶ καὶ ὑμεῖς τὴν αὐτὴν ἔννοιαν ὁπλίσασθε, ὅτι ὁ παθὼν σαρκὶ πέπαυται ἁμαρτίας, </text:span><text:span text:style-name="T2">2</text:span><text:span text:style-name="T4"> εἰς τὸ μηκέτι ἀνθρώπων ἐπιθυμίαις ἀλλὰ θελήματι Θεοῦ τὸν ἐπίλοιπον ἐν σαρκὶ βιῶσαι χρόνον. </text:span><text:span text:style-name="T2">3</text:span><text:span text:style-name="T4"> ἀρκετὸς γὰρ ὁ παρεληλυθὼς χρόνος τὸ βούλημα τῶν ἐθνῶν κατειργάσθαι, πεπορευμένους ἐν ἀσελγείαις, ἐπιθυμίαις, οἰνοφλυγίαις, κώμοις, πότοις, καὶ ἀθεμίτοις εἰδωλολατρείαις. </text:span><text:span text:style-name="T2">4</text:span><text:span text:style-name="T4"> ἐν ᾧ ξενίζονται μὴ συντρεχόντων ὑμῶν εἰς τὴν αὐτὴν τῆς ἀσωτίας </text:span><text:soft-page-break/><text:span text:style-name="T4">ἀνάχυσιν, βλασφημοῦντες· </text:span><text:span text:style-name="T2">5</text:span><text:span text:style-name="T4"> οἳ ἀποδώσουσιν λόγον τῷ ἑτοίμως ἔχοντι κρῖναι ζῶντας καὶ νεκρούς. </text:span><text:span text:style-name="T2">6</text:span><text:span text:style-name="T4"> εἰς τοῦτο γὰρ καὶ νεκροῖς εὐηγγελίσθη, ἵνα κριθῶσι μὲν κατὰ ἀνθρώπους σαρκί, ζῶσι δὲ κατὰ Θεὸν πνεύματι.</text:span></text:p>
      <text:p text:style-name="P1"><text:span text:style-name="T4"><text:tab/></text:span><text:span text:style-name="T2">7</text:span><text:span text:style-name="T4"> Πάντων δὲ τὸ τέλος ἤγγικεν. σωφρονήσατε οὖν καὶ νήψατε εἰς προσευχάς· </text:span><text:span text:style-name="T2">8</text:span><text:span text:style-name="T4"> πρὸ πάντων τὴν εἰς ἑαυτοὺς ἀγάπην ἐκτενῆ ἔχοντες, ὅτι ἀγάπη </text:span><text:span text:style-name="T3">καλύπτει</text:span><text:span text:style-name="T4"> πλῆθος </text:span><text:span text:style-name="T3">ἁμαρτιῶν</text:span><text:span text:style-name="T4">· </text:span><text:span text:style-name="T2">9</text:span><text:span text:style-name="T4"> φιλόξενοι εἰς ἀλλήλους ἄνευ γογγυσμοῦ· </text:span><text:span text:style-name="T2">10</text:span><text:span text:style-name="T4"> ἕκαστος καθὼς ἔλαβεν χάρισμα, εἰς ἑαυτοὺς αὐτὸ διακονοῦντες ὡς καλοὶ οἰκονόμοι ποικίλης χάριτος Θεοῦ· </text:span><text:span text:style-name="T2">11</text:span><text:span text:style-name="T4"> εἴ τις λαλεῖ, ὡς λόγια Θεοῦ· εἴ τις διακονεῖ, ὡς ἐξ ἰσχύος ἧς χορηγεῖ ὁ Θεός· ἵνα ἐν πᾶσιν δοξάζηται ὁ Θεὸς διὰ Ἰησοῦ Χριστοῦ, ᾧ ἐστιν ἡ δόξα καὶ τὸ κράτος εἰς τοὺς αἰῶνας τῶν αἰώνων· ἀμήν.</text:span></text:p>
      <text:p text:style-name="P3"/>
      <text:p text:style-name="P1"><text:span text:style-name="T4"><text:tab/></text:span><text:span text:style-name="T2">12</text:span><text:span text:style-name="T4"> Ἀγαπητοί, μὴ ξενίζεσθε τῇ ἐν ὑμῖν πυρώσει πρὸς πειρασμὸν ὑμῖν γινομένῃ, ὡς ξένου ὑμῖν συμβαίνοντος, </text:span><text:span text:style-name="T2">13</text:span><text:span text:style-name="T4"> ἀλλὰ καθὸ κοινωνεῖτε τοῖς τοῦ Χριστοῦ παθήμασιν χαίρετε, ἵνα καὶ ἐν τῇ ἀποκαλύψει τῆς δόξης αὐτοῦ χαρῆτε ἀγαλλιώμενοι. </text:span><text:span text:style-name="T2">14</text:span><text:span text:style-name="T4"> εἰ </text:span><text:span text:style-name="T3">ὀνειδίζεσθε</text:span><text:span text:style-name="T4"> ἐν ὀνόματι </text:span><text:span text:style-name="T3">Χριστοῦ</text:span><text:span text:style-name="T4">, μακάριοι, ὅτι τὸ τῆς δόξης καὶ </text:span><text:span text:style-name="T3">τὸ τοῦ Θεοῦ Πνεῦμα</text:span><text:span text:style-name="T4"> ἐφ’ ὑμᾶς </text:span><text:span text:style-name="T3">ἀναπαύεται</text:span><text:span text:style-name="T4">. </text:span><text:span text:style-name="T2">15</text:span><text:span text:style-name="T4"> μὴ γάρ τις ὑμῶν πασχέτω ὡς φονεὺς ἢ κλέπτης ἢ κακοποιὸς ἢ ὡς ἀλλοτριεπίσκοπος· </text:span><text:span text:style-name="T2">16</text:span><text:span text:style-name="T4"> εἰ δὲ ὡς Χριστιανός, μὴ αἰσχυνέσθω, δοξαζέτω δὲ τὸν Θεὸν ἐν τῷ ὀνόματι τούτῳ. </text:span><text:span text:style-name="T2">17</text:span><text:span text:style-name="T4"> ὅτι ὁ καιρὸς τοῦ ἄρξασθαι τὸ κρίμα </text:span><text:span text:style-name="T3">ἀπὸ τοῦ οἴκου</text:span><text:span text:style-name="T4"> τοῦ Θεοῦ· εἰ δὲ πρῶτον ἀφ’ ἡμῶν, τί τὸ τέλος τῶν ἀπειθούντων τῷ τοῦ Θεοῦ εὐαγγελίῳ; </text:span><text:span text:style-name="T2">18</text:span><text:span text:style-name="T4"> καὶ εἰ </text:span><text:span text:style-name="T3">ὁ δίκαιος μόλις σώζεται, ὁ ἀσεβὴς καὶ ἁμαρτωλὸς ποῦ φανεῖται</text:span><text:span text:style-name="T4">; </text:span><text:span text:style-name="T2">19</text:span><text:span text:style-name="T4"> ὥστε καὶ οἱ πάσχοντες κατὰ τὸ θέλημα τοῦ Θεοῦ πιστῷ Κτίστῃ παρατιθέσθωσαν τὰς ψυχὰς αὐτῶν ἐν ἀγαθοποιΐᾳ.</text:span></text:p>
      <text:p text:style-name="P3"/>
      <text:h text:style-name="P6" text:outline-level="2"><text:soft-page-break/>5</text:h>
      <text:p text:style-name="P3"/>
      <text:p text:style-name="P1"><text:span text:style-name="T2">1</text:span><text:span text:style-name="T4"> Πρεσβυτέρους οὖν ἐν ὑμῖν παρακαλῶ ὁ συνπρεσβύτερος καὶ μάρτυς τῶν τοῦ Χριστοῦ παθημάτων, ὁ καὶ τῆς μελλούσης ἀποκαλύπτεσθαι δόξης κοινωνός, </text:span><text:span text:style-name="T2">2</text:span><text:span text:style-name="T4"> ποιμάνατε τὸ ἐν ὑμῖν ποίμνιον τοῦ Θεοῦ, μὴ ἀναγκαστῶς ἀλλὰ ἑκουσίως κατὰ Θεόν, μηδὲ αἰσχροκερδῶς ἀλλὰ προθύμως, </text:span><text:span text:style-name="T2">3</text:span><text:span text:style-name="T4"> μηδ’ ὡς κατακυριεύοντες τῶν κλήρων ἀλλὰ τύποι γινόμενοι τοῦ ποιμνίου· </text:span><text:span text:style-name="T2">4</text:span><text:span text:style-name="T4"> καὶ φανερωθέντος τοῦ Ἀρχιποίμενος κομιεῖσθε τὸν ἀμαράντινον τῆς δόξης στέφανον. </text:span><text:span text:style-name="T2">5</text:span><text:span text:style-name="T4"> Ὁμοίως, νεώτεροι, ὑποτάγητε πρεσβυτέροις· πάντες δὲ ἀλλήλοις τὴν ταπεινοφροσύνην ἐγκομβώσασθε, ὅτι </text:span><text:span text:style-name="T3">ὁ Θεὸς ὑπερηφάνοις ἀντιτάσσεται, ταπεινοῖς δὲ δίδωσιν χάριν</text:span><text:span text:style-name="T4">.</text:span></text:p>
      <text:p text:style-name="P1"><text:span text:style-name="T4"><text:tab/></text:span><text:span text:style-name="T2">6</text:span><text:span text:style-name="T4"> Ταπεινώθητε οὖν ὑπὸ τὴν κραταιὰν χεῖρα τοῦ Θεοῦ, ἵνα ὑμᾶς ὑψώσῃ ἐν καιρῷ, </text:span><text:span text:style-name="T2">7</text:span><text:span text:style-name="T4"> πᾶσαν </text:span><text:span text:style-name="T3">τὴν μέριμναν ὑμῶν ἐπιρίψαντες</text:span><text:span text:style-name="T4"> ἐπ’ αὐτόν, ὅτι αὐτῷ μέλει περὶ ὑμῶν. </text:span><text:span text:style-name="T2">8</text:span><text:span text:style-name="T4"> Νήψατε, γρηγορήσατε. ὁ ἀντίδικος ὑμῶν διάβολος ὡς λέων ὠρυόμενος περιπατεῖ ζητῶν τινα καταπιεῖν· </text:span><text:span text:style-name="T2">9</text:span><text:span text:style-name="T4"> ᾧ ἀντίστητε στερεοὶ τῇ πίστει, εἰδότες τὰ αὐτὰ τῶν παθημάτων τῇ ἐν τῷ κόσμῳ ὑμῶν ἀδελφότητι ἐπιτελεῖσθαι. </text:span><text:span text:style-name="T2">10</text:span><text:span text:style-name="T4"> Ὁ δὲ Θεὸς πάσης χάριτος, ὁ καλέσας ὑμᾶς εἰς τὴν αἰώνιον αὐτοῦ δόξαν ἐν Χριστῷ, ὀλίγον παθόντας αὐτὸς καταρτίσει, στηρίξει, σθενώσει, θεμελιώσει. </text:span><text:span text:style-name="T2">11</text:span><text:span text:style-name="T4"> αὐτῷ τὸ κράτος εἰς τοὺς αἰῶνας τῶν αἰώνων· ἀμήν.</text:span></text:p>
      <text:p text:style-name="P1"><text:span text:style-name="T4"><text:tab/></text:span><text:span text:style-name="T2">12</text:span><text:span text:style-name="T4"> Διὰ Σιλουανοῦ ὑμῖν τοῦ πιστοῦ ἀδελφοῦ, ὡς λογίζομαι, δι’ ὀλίγων ἔγραψα, παρακαλῶν καὶ ἐπιμαρτυρῶν ταύτην εἶναι ἀληθῆ χάριν τοῦ Θεοῦ, εἰς ἣν στῆτε. </text:span><text:span text:style-name="T2">13</text:span><text:span text:style-name="T4"> Ἀσπάζεται ὑμᾶς ἡ ἐν Βαβυλῶνι συνεκλεκτὴ καὶ Μάρκος ὁ υἱός μου. </text:span><text:span text:style-name="T2">14</text:span><text:span text:style-name="T4"> ἀσπάσασθε ἀλλήλους ἐν φιλήματι ἀγάπης. <text:tab/>Εἰρήνη ὑμῖν πᾶσιν τοῖς ἐν Χριστῷ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2T13:00:02.60</meta:creation-date>
    <dc:date>2019-04-06T18:15:12.376000000</dc:date>
    <meta:editing-duration>PT6H7M5S</meta:editing-duration>
    <meta:editing-cycles>41</meta:editing-cycles>
    <meta:generator>LibreOffice/5.4.7.2$Windows_X86_64 LibreOffice_project/c838ef25c16710f8838b1faec480ebba495259d0</meta:generator>
    <meta:document-statistic meta:table-count="0" meta:image-count="0" meta:object-count="0" meta:page-count="8" meta:paragraph-count="38" meta:word-count="1788" meta:character-count="11279" meta:non-whitespace-character-count="9479"/>
  </office:meta>
</office:document-meta>
</file>